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63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68cm" svg:height="2.413cm" svg:x="3.54cm" svg:y="2.778cm">
          <draw:text-box>
            <text:p>Tex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09:16:18.651820374</meta:creation-date>
    <dc:date>2019-04-29T09:17:42.593870400</dc:date>
    <meta:editing-duration>PT1M2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